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t" fo:country="EE"/>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master-page-name="">
      <loext:graphic-properties draw:fill="none"/>
      <style:paragraph-properties fo:margin-left="0cm" fo:margin-right="0cm" fo:line-height="150%" fo:text-align="end" style:justify-single-word="false" fo:text-indent="0cm"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1" style:family="paragraph" style:parent-style-name="Text_20_body" style:master-page-name="">
      <loext:graphic-properties draw:fill="none"/>
      <style:paragraph-properties fo:margin-left="0cm" fo:margin-right="0cm" fo:margin-top="0cm" fo:margin-bottom="0.42cm" loext:contextual-spacing="false" fo:line-height="150%" fo:text-indent="0cm" style:auto-text-indent="false" style:page-number="auto" fo:background-color="transparent"/>
      <style:text-properties fo:language="et" fo:country="EE"/>
    </style:style>
    <style:style style:name="P12" style:family="paragraph" style:parent-style-name="Text_20_body" style:master-page-name="">
      <loext:graphic-properties draw:fill="none"/>
      <style:paragraph-properties fo:margin-left="0cm" fo:margin-right="0cm" fo:margin-top="0cm" fo:margin-bottom="0.42cm" loext:contextual-spacing="false" fo:line-height="150%" fo:text-indent="0cm" style:auto-text-indent="false" style:page-number="auto" fo:background-color="transparent"/>
    </style:style>
    <style:style style:name="P13" style:family="paragraph" style:parent-style-name="Text_20_body">
      <loext:graphic-properties draw:fill="none"/>
      <style:paragraph-properties fo:margin-left="0cm" fo:margin-right="0cm" fo:margin-top="0cm" fo:margin-bottom="0.42cm" loext:contextual-spacing="false" fo:line-height="150%" fo:text-indent="0cm" style:auto-text-indent="false" fo:background-color="transparent"/>
      <style:text-properties fo:language="et" fo:country="EE"/>
    </style:style>
    <style:style style:name="P14" style:family="paragraph" style:parent-style-name="Text_20_body">
      <loext:graphic-properties draw:fill="none"/>
      <style:paragraph-properties fo:margin-left="0cm" fo:margin-right="0cm" fo:margin-top="0cm" fo:margin-bottom="0.42cm" loext:contextual-spacing="false" fo:line-height="150%" fo:text-indent="0cm" style:auto-text-indent="false" fo:background-color="transparent"/>
    </style:style>
    <style:style style:name="P15" style:family="paragraph" style:parent-style-name="Text_20_body">
      <style:text-properties officeooo:rsid="00170b1b" officeooo:paragraph-rsid="00170b1b"/>
    </style:style>
    <style:style style:name="P16" style:family="paragraph" style:parent-style-name="Contents_20_Heading">
      <style:text-properties fo:language="et" fo:country="EE"/>
    </style:style>
    <style:style style:name="P17" style:family="paragraph" style:parent-style-name="Contents_20_Heading">
      <style:paragraph-properties fo:break-before="page"/>
      <style:text-properties fo:language="et" fo:country="EE"/>
    </style:style>
    <style:style style:name="P18" style:family="paragraph" style:parent-style-name="Contents_20_Heading">
      <style:paragraph-properties fo:break-before="page"/>
      <style:text-properties officeooo:rsid="00170b1b" officeooo:paragraph-rsid="00170b1b"/>
    </style:style>
    <style:style style:name="P19" style:family="paragraph" style:parent-style-name="Contents_20_1">
      <style:paragraph-properties>
        <style:tab-stops>
          <style:tab-stop style:position="16.007cm" style:type="right" style:leader-style="dotted" style:leader-text="."/>
        </style:tab-stops>
      </style:paragraph-properties>
    </style:style>
    <style:style style:name="P20" style:family="paragraph" style:parent-style-name="Contents_20_2">
      <style:paragraph-properties>
        <style:tab-stops>
          <style:tab-stop style:position="15.508cm" style:type="right" style:leader-style="dotted" style:leader-text="."/>
        </style:tab-stops>
      </style:paragraph-properties>
    </style:style>
    <style:style style:name="P21" style:family="paragraph" style:parent-style-name="Contents_20_3">
      <style:paragraph-properties>
        <style:tab-stops>
          <style:tab-stop style:position="15.009cm" style:type="right" style:leader-style="dotted" style:leader-text="."/>
        </style:tab-stops>
      </style:paragraph-properties>
    </style:style>
    <style:style style:name="P22" style:family="paragraph" style:parent-style-name="Heading_20_1" style:list-style-name="">
      <style:text-properties fo:language="et" fo:country="EE"/>
    </style:style>
    <style:style style:name="P23" style:family="paragraph" style:parent-style-name="Heading_20_1">
      <style:paragraph-properties fo:break-before="page"/>
      <style:text-properties fo:language="et" fo:country="EE"/>
    </style:style>
    <style:style style:name="P24" style:family="paragraph" style:parent-style-name="Heading_20_1">
      <style:paragraph-properties fo:break-before="page"/>
      <style:text-properties officeooo:rsid="00170b1b" officeooo:paragraph-rsid="00170b1b"/>
    </style:style>
    <style:style style:name="P25" style:family="paragraph" style:parent-style-name="Heading_20_2">
      <style:text-properties officeooo:rsid="00170b1b" officeooo:paragraph-rsid="00170b1b"/>
    </style:style>
    <style:style style:name="P26" style:family="paragraph" style:parent-style-name="Heading_20_2">
      <style:text-properties fo:language="et" fo:country="EE"/>
    </style:style>
    <style:style style:name="P27" style:family="paragraph" style:parent-style-name="Heading_20_2">
      <style:text-properties officeooo:rsid="002659a2" officeooo:paragraph-rsid="002659a2"/>
    </style:style>
    <style:style style:name="P28" style:family="paragraph" style:parent-style-name="Heading_20_3">
      <style:text-properties fo:language="et" fo:country="EE"/>
    </style:style>
    <style:style style:name="P29" style:family="paragraph" style:parent-style-name="Heading_20_3">
      <style:text-properties officeooo:rsid="00170b1b" officeooo:paragraph-rsid="00170b1b"/>
    </style:style>
    <style:style style:name="P30" style:family="paragraph" style:parent-style-name="Heading_20_3">
      <style:text-properties officeooo:paragraph-rsid="00170b1b"/>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170b1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0">Joosep Näks</text:p>
      <text:p text:style-name="P6">11.a</text:p>
      <text:p text:style-name="P8"><text:span text:style-name="T2">Juhendaja: </text:span>Jaagup Kippar</text:p>
      <text:p text:style-name="P7"/>
      <text:p text:style-name="P7"/>
      <text:p text:style-name="P5">Tallinn 2018</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ukord</text:p>
          </text:index-title>
          <text:p text:style-name="P19"><text:a xlink:type="simple" xlink:href="#__RefHeading___Toc855_265881006" text:style-name="Index_20_Link" text:visited-style-name="Index_20_Link"><text:s/>1. Lahendusalgoritmid<text:tab/>5</text:a></text:p>
          <text:p text:style-name="P20"><text:a xlink:type="simple" xlink:href="#__RefHeading___Toc1187_265881006" text:style-name="Index_20_Link" text:visited-style-name="Index_20_Link"><text:s/>1.1. Terminoloogia<text:tab/>5</text:a></text:p>
          <text:p text:style-name="P20"><text:a xlink:type="simple" xlink:href="#__RefHeading___Toc857_265881006" text:style-name="Index_20_Link" text:visited-style-name="Index_20_Link"><text:s/>1.2. Kasutatavate algoritmide ülevaade<text:tab/>5</text:a></text:p>
          <text:p text:style-name="P21"><text:a xlink:type="simple" xlink:href="#__RefHeading___Toc859_265881006" text:style-name="Index_20_Link" text:visited-style-name="Index_20_Link"><text:s/>1.2.1. Thistlewhite algoritm<text:tab/>5</text:a></text:p>
          <text:p text:style-name="P21"><text:a xlink:type="simple" xlink:href="#__RefHeading___Toc1189_265881006" text:style-name="Index_20_Link" text:visited-style-name="Index_20_Link"><text:s/>1.2.2. Kociemba algoritm<text:tab/>6</text:a></text:p>
          <text:p text:style-name="P21"><text:a xlink:type="simple" xlink:href="#__RefHeading___Toc1191_265881006" text:style-name="Index_20_Link" text:visited-style-name="Index_20_Link"><text:s/>1.2.3. Korfi algoritm<text:tab/>7</text:a></text:p>
          <text:p text:style-name="P20"><text:a xlink:type="simple" xlink:href="#__RefHeading___Toc1193_265881006" text:style-name="Index_20_Link" text:visited-style-name="Index_20_Link"><text:s/>1.3. Realisatsioon ja tulemuste analüüs<text:tab/>7</text:a></text:p>
          <text:p text:style-name="P19"><text:a xlink:type="simple" xlink:href="#__RefHeading___Toc1195_265881006" text:style-name="Index_20_Link" text:visited-style-name="Index_20_Link"><text:s/>2. Seadme arhitektuur ja disain<text:tab/>8</text:a></text:p>
          <text:p text:style-name="P20"><text:a xlink:type="simple" xlink:href="#__RefHeading___Toc1197_265881006" text:style-name="Index_20_Link" text:visited-style-name="Index_20_Link"><text:s/>2.1. Mehaanika<text:tab/>8</text:a></text:p>
          <text:p text:style-name="P20"><text:a xlink:type="simple" xlink:href="#__RefHeading___Toc1199_265881006" text:style-name="Index_20_Link" text:visited-style-name="Index_20_Link"><text:s/>2.2. Elektroonika<text:tab/>8</text:a></text:p>
          <text:p text:style-name="P20"><text:a xlink:type="simple" xlink:href="#__RefHeading___Toc1201_265881006" text:style-name="Index_20_Link" text:visited-style-name="Index_20_Link"><text:s/>2.3. Tarkvara<text:tab/>8</text:a></text:p>
        </text:index-body>
      </text:table-of-content>
      <text:p text:style-name="P2"/>
      <text:p text:style-name="P2"/>
      <text:p text:style-name="P2"/>
      <text:p text:style-name="P16"/>
      <text:p text:style-name="P17">Sissejuhatus</text:p>
      <text:p text:style-name="P1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 proovimiseks üle kümne tuhande aasta. Kuna proovimine võtab liiga kaua aega, on vaja luua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3">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3">Töö eesmärk on valmistada Rubiku kuubiku manipulaator, millele antakse ette füüsiline Rubiku kuubik ja sisestatakse Rubiku kuubiku asend ning mis lahendab seejärel Rubiku kuubiku ära. Selle saavutamiseks analüüsib autor erinevaid optimeerimisalgoritme, mille abil saab Rubiku kuubikut lahendada võimalikult väikese arvu käikudega ning realiseerida vähemalt üks algoritm, mida ta seejärel kasutab manipulaatoris.</text:p>
      <text:p text:style-name="P13">Käesolev uurimu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mis Rubiku kuubiku algpositsioon on. Manipulaator koosneb kolmest etapist. Esimene etapp on mehaanika, mille käigus ehitatakse vineerist raam, mille külge saab kinnitada mootorid. Teine etapp on elektroonika, mille käigus ühendatakse mootorid mikrokontrolleri külge ja mikrokontroller omakorda väikese arvuti külge. Kolmas etapp on tarkvara, mille käigus kirjutatakse programm, mis koosneb virtuaalsest Rubiku kuubiku simulaatorist, uurimustöö esimeses osas realiseeritud algoritmist, kasutajaliidesest, kust saab algpositsiooni sisestada, ja mootoritele käske saatvast liidesest.</text:p>
      <text:p text:style-name="P13">Põhilisteks allikateks on Jaap Scherphuisi koduleht ja Speedsolvers Wiki. <text:span text:style-name="T4">M</text:span>õlemad neist sisaldavad paljude Rubiku kuubiku algoritmide kirjeldusi. Allikateks on põhiliselt <text:soft-page-break/>internetiallikad, kuna Rubiku kuubiku teemal on vähe kirjalikke allikaid. <text:span text:style-name="T4">Autor leidis</text:span> vaid <text:span text:style-name="T4">üksikud </text:span>populaarteaduslikud <text:span text:style-name="T4">artiklid</text:span>, kuid antud uurimustöös käsitletavad algoritmid on vähem tuntud, kuna neid ei kasutata käsitsi Rubiku kuubiku lahendamiseks, ei räägita nendest pindmisemates allikates. On ka mõned põhjalikumad raamatud, nagu David Singmasteri „Notes on Rubik’s Magic Cube” aastast 1981, kuid selliseid raamatuid on raske leida.</text:p>
      <text:h text:style-name="P22" text:outline-level="1"/>
      <text:list xml:id="list2374307303679173395" text:style-name="Outline">
        <text:list-item>
          <text:h text:style-name="P23" text:outline-level="1"><text:bookmark-start text:name="__RefHeading___Toc855_265881006"/>Lahendusalgoritmid<text:bookmark-end text:name="__RefHeading___Toc855_265881006"/></text:h>
          <text:list>
            <text:list-item>
              <text:h text:style-name="P25" text:outline-level="2"><text:bookmark-start text:name="__RefHeading___Toc1187_265881006"/>Terminoloogia<text:bookmark-end text:name="__RefHeading___Toc1187_265881006"/></text:h>
            </text:list-item>
          </text:list>
        </text:list-item>
      </text:list>
      <text:p text:style-name="P12">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14">Veerandpööre – tegevus, kus pööratakse ühte tahku 90° päripäeva või vastupäeva.</text:p>
      <text:p text:style-name="P14">Poolpööre – tegevus, kus pööratakse ühte tahku 180° (pole vahet, kas päripäeva või vastupäeva, kuna tulemus on sama).</text:p>
      <text:p text:style-name="P14">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ähendab et seda tahku tuleb vastupäeva pöörata. Kui tähele eelneb 2, tähistab see seda, et seda tahku tuleb 2 korda pöörata ehk tuleb teha poolpööre.</text:p>
      <text:p text:style-name="P14">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124559731073528" text:continue-numbering="true" text:style-name="Outline">
        <text:list-item>
          <text:list>
            <text:list-item>
              <text:h text:style-name="P26" text:outline-level="2"><text:bookmark-start text:name="__RefHeading___Toc857_265881006"/>Kasutatavate algoritmide ülevaade<text:bookmark-end text:name="__RefHeading___Toc857_265881006"/></text:h>
              <text:list>
                <text:list-item>
                  <text:h text:style-name="P28" text:outline-level="3"><text:bookmark-start text:name="__RefHeading___Toc859_265881006"/>Thistlewhite algoritm<text:bookmark-end text:name="__RefHeading___Toc859_265881006"/></text:h>
                </text:list-item>
              </text:list>
            </text:list-item>
          </text:list>
        </text:list-item>
      </text:list>
      <text:p text:style-name="P12">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isi algoritme, mis kasutas Rubiku kuubiku asendite alamgruppide läbimist Rubiku kuubiku lahendamiseks. Thistlethwaite’i <text:soft-page-break/>algoritm on tähtis ka sellepärast, et see algoritm viis God’s Numberi ülempiiri 94 pöörde pealt 52 pöörde peale. (Grol 2010)</text:p>
      <text:p text:style-name="P14">Thistlethwaite’i algoritm jagab kõik Rubiku kuubiku asendid viite erinevasse gruppi ning lahendamiseks tuleb Rubiku kuubik lahendada ühest grupist teise, kuni viimase grupini, mis sisaldab vaid ühte asendit, milleks on lahendatud Rubiku kuubik. Thistlethwaite’i algoritmile eelnevad algoritmid kõigepealt lahendasid mingi osa Rubiku kuubikust ära ning siis edasises lahenduses kasutasid valemeid, mis olemasolevat osa ära ei lõhuks, aga Thistlethwaite’i algoritmi puhul vaheetapi lõpetamine tähendab et mingit kindlat veerandpööret ei ole enam vaja teha. (Scherphuis 2014b)</text:p>
      <text:p text:style-name="P14">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vaid poolpöördeid teha, selles grupis on ligikaudu 1.95E10 asendit ja sellest järgmisesse gruppi jõudmiseks kulub maksimaalselt 15 pööret. Neljandas grupis on sellised asendid, mille lahendamiseks on kõigi 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124560951538888" text:continue-numbering="true" text:style-name="Outline">
        <text:list-item>
          <text:list>
            <text:list-item>
              <text:list>
                <text:list-item>
                  <text:h text:style-name="P29" text:outline-level="3"><text:bookmark-start text:name="__RefHeading___Toc1189_265881006"/>Kociemba algoritm<text:bookmark-end text:name="__RefHeading___Toc1189_265881006"/></text:h>
                </text:list-item>
              </text:list>
            </text:list-item>
          </text:list>
        </text:list-item>
      </text:list>
      <text:p text:style-name="P15">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15">Sarnaselt Thistlethwaite’i algoritmiga jagab Kociemba algoritm asendid gruppidesse, aga tema algoritmis on vaid 3 gruppi asendeid. Ühest grupist teise jõudmiseks kasutab Kociemba <text:soft-page-break/>algoritm IDA* otsimisalgoritmi. IDA* iteratiivselt sügavnev süvitiotsing, mis arvutab erinevatele teedele kaalud välja, et valed teed kiiremini välistada. Kociemba algoritmi nimetatakse ka Kociemba kahe faasi algoritmiks, kuna lahenduse saab jagada kaheks faasiks: esimesest grupist teise jõudmine ja teisest grupist kolmandasse jõudmine.(Speedsolving Wiki 2017 s.v. Kociemba’s Algorithm)</text:p>
      <text:p text:style-name="P15">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124559108427857" text:continue-numbering="true" text:style-name="Outline">
        <text:list-item>
          <text:list>
            <text:list-item>
              <text:list>
                <text:list-item>
                  <text:h text:style-name="P30" text:outline-level="3"><text:bookmark-start text:name="__RefHeading___Toc1191_265881006"/><text:span text:style-name="T5">Korfi algoritm</text:span><text:bookmark-end text:name="__RefHeading___Toc1191_265881006"/></text:h>
                </text:list-item>
              </text:list>
            </text:list-item>
            <text:list-item>
              <text:h text:style-name="P27" text:outline-level="2">Algoritmide võrdlus</text:h>
            </text:list-item>
            <text:list-item>
              <text:h text:style-name="P25" text:outline-level="2"><text:bookmark-start text:name="__RefHeading___Toc1193_265881006"/>Realisatsioon ja tulemuste analüüs<text:bookmark-end text:name="__RefHeading___Toc1193_265881006"/></text:h>
            </text:list-item>
          </text:list>
        </text:list-item>
        <text:list-item>
          <text:h text:style-name="P24" text:outline-level="1"><text:bookmark-start text:name="__RefHeading___Toc1195_265881006"/>Seadme arhitektuur ja disain<text:bookmark-end text:name="__RefHeading___Toc1195_265881006"/></text:h>
          <text:list>
            <text:list-item>
              <text:h text:style-name="P25" text:outline-level="2"><text:bookmark-start text:name="__RefHeading___Toc1197_265881006"/>Mehaanika<text:bookmark-end text:name="__RefHeading___Toc1197_265881006"/></text:h>
            </text:list-item>
            <text:list-item>
              <text:h text:style-name="P25" text:outline-level="2"><text:bookmark-start text:name="__RefHeading___Toc1199_265881006"/>Elektroonika<text:bookmark-end text:name="__RefHeading___Toc1199_265881006"/></text:h>
            </text:list-item>
            <text:list-item>
              <text:h text:style-name="P25" text:outline-level="2"><text:bookmark-start text:name="__RefHeading___Toc1201_265881006"/>Tarkvara<text:bookmark-end text:name="__RefHeading___Toc1201_265881006"/></text:h>
            </text:list-item>
          </text:list>
        </text:list-item>
      </text:list>
      <text:p text:style-name="P18">Kokkuvõte</text:p>
      <text:p text:style-name="P18">Kasutatud kirjandus</text:p>
      <text:p text:style-name="P15">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15">Rokicki, T., Kociemba, H., Davidson, M., Dethridge, J. (2014) God’s Number is 20. Loetud: <text:a xlink:type="simple" xlink:href="http://www.cube20.org/" text:style-name="Internet_20_link" text:visited-style-name="Visited_20_Internet_20_Link">http://www.cube20.org/</text:a>, 20.01.2018</text:p>
      <text:p text:style-name="P15">Scherphuis, J. (2014) Computer Puzzling. Loetud: <text:a xlink:type="simple" xlink:href="https://www.jaapsch.net/puzzles/compcube.htm" text:style-name="Internet_20_link" text:visited-style-name="Visited_20_Internet_20_Link">https://www.jaapsch.net/puzzles/compcube.htm</text:a>, 20.01.2018</text:p>
      <text:p text:style-name="P15">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15">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15">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cm" fo:margin-bottom="0.42cm" loext:contextual-spacing="false"/>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42cm" loext:contextual-spacing="false" fo:line-height="150%" fo:text-align="justify" style:justify-single-word="false" fo:text-indent="0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999cm" fo:margin-right="1.995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footer-first>
        <text:p text:style-name="MP1"/>
      </style:footer-first>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1-22T12:45:58.711284837</dc:date>
    <meta:editing-duration>PT1H38M44S</meta:editing-duration>
    <meta:editing-cycles>6</meta:editing-cycles>
    <meta:generator>LibreOffice/5.1.6.2$Linux_X86_64 LibreOffice_project/10m0$Build-2</meta:generator>
    <meta:document-statistic meta:table-count="0" meta:image-count="0" meta:object-count="0" meta:page-count="10" meta:paragraph-count="58" meta:word-count="1333" meta:character-count="10398" meta:non-whitespace-character-count="9099"/>
  </office:meta>
</office:document-meta>
</file>